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HN" officeooo:rsid="00020e4f" officeooo:paragraph-rsid="00020e4f"/>
    </style:style>
    <style:style style:name="P2" style:family="paragraph" style:parent-style-name="Standard">
      <style:text-properties fo:language="es" fo:country="HN" officeooo:rsid="000420f3" officeooo:paragraph-rsid="000420f3"/>
    </style:style>
    <style:style style:name="P3" style:family="paragraph" style:parent-style-name="Standard">
      <style:text-properties fo:language="es" fo:country="HN" officeooo:rsid="00050183" officeooo:paragraph-rsid="00050183"/>
    </style:style>
    <style:style style:name="P4" style:family="paragraph" style:parent-style-name="Standard">
      <style:text-properties fo:language="es" fo:country="HN" officeooo:rsid="000622b3" officeooo:paragraph-rsid="000622b3"/>
    </style:style>
    <style:style style:name="T1" style:family="text">
      <style:text-properties officeooo:rsid="00031d84"/>
    </style:style>
    <style:style style:name="T2" style:family="text">
      <style:text-properties officeooo:rsid="000420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todología </text:p>
      <text:p text:style-name="P1"/>
      <text:p text:style-name="P1">Enfoque: El fin de esta investigación es brindar una red neuronal con una perdida <text:span text:style-name="T2">en el proceso de entrenamiento y validación lo mas</text:span> cercana a 0 <text:span text:style-name="T2">posible</text:span> <text:span text:style-name="T1">usando procesos estadísitcos para poder concluir que la misma es util para la correcta predicción de enfermedades; lo que nos brinda un tabajo con un enfoque mixto conteniendo este un </text:span><text:span text:style-name="T2">acercamiento</text:span><text:span text:style-name="T1"> cuantitativo desde el apartado de la busqueda de los resultados de la función de pérdida </text:span><text:span text:style-name="T2">esperando obtener resultados cercanos a cero para evitar predicciones erróneas</text:span><text:span text:style-name="T1">y cualitivo desde el apartado del análisis de los mismos resutados para poder afinar y mejorar tanto el renidmiento como el funcionamiento de la red neural a cargo de la prediccion </text:span><text:span text:style-name="T2">llegando asi a las conclusiones esperadas.</text:span></text:p>
      <text:p text:style-name="P1"/>
      <text:p text:style-name="P2">Variables de <text:s/>Investigación:</text:p>
      <text:p text:style-name="P2"/>
      <text:p text:style-name="P2">Dataset de imágenes medicas.</text:p>
      <text:p text:style-name="P2">Radio de aprendizaje.</text:p>
      <text:p text:style-name="P2">Capas convolucionales de la red neuronal.</text:p>
      <text:p text:style-name="P2">Capas lineales de la red neuronal.</text:p>
      <text:p text:style-name="P2">Enfermedades a detectar.</text:p>
      <text:p text:style-name="P3">Epocas de entrenamiento.</text:p>
      <text:p text:style-name="P3">Pérdida de Validación y entrenamiento.</text:p>
      <text:p text:style-name="P2"/>
      <text:p text:style-name="P2">Tecnicas E Instrumentos:</text:p>
      <text:p text:style-name="P2"/>
      <text:p text:style-name="P2">Lenguaje de programación principal: Python</text:p>
      <text:p text:style-name="P2">Frameworks y librerias implementadas: PyTorch, OpenCV, sys.</text:p>
      <text:p text:style-name="P3">Tecnicas: Redes neuronales convolucionales utilizando nn.Conv2D() en las capas convolucionales y nn.Linear() en las capas lineales de salida.</text:p>
      <text:p text:style-name="P3">Función de activación ReLU.</text:p>
      <text:p text:style-name="P3">Funcion de pérdida Cross Entropy Loss</text:p>
      <text:p text:style-name="P3">Funcion optimizadora Funcion sigmoide SGD.</text:p>
      <text:p text:style-name="P3">Learning Rate: 0.02/0.025</text:p>
      <text:p text:style-name="P3">Early stopping despues de 20 épocas sin mejoria en el valor devuelto por la función de pérdida.</text:p>
      <text:p text:style-name="P3">Resonancias mágneticas tranversales de cerebro para la deteccion de tumores y alzheimer.</text:p>
      <text:p text:style-name="P3">Rayos x de pecho para deteccion de tuberculosis.</text:p>
      <text:p text:style-name="P3">Normalizacion de todos los datos a imágenes de 224*224, con una desviación estándar y media de 0.5 en los tres canales para RGB.</text:p>
      <text:p text:style-name="P3"/>
      <text:p text:style-name="P3">Materiales</text:p>
      <text:p text:style-name="P3"/>
      <text:p text:style-name="P3">Ubuntu 22.04 LTS</text:p>
      <text:p text:style-name="P3">1GB RAM</text:p>
      <text:p text:style-name="P3">Tarjeta gráfica Nvidia GTX 1050i o superior.</text:p>
      <text:p text:style-name="P3">Inter Core i5 8va generación o superior.</text:p>
      <text:p text:style-name="P3">Visual Studio Code</text:p>
      <text:p text:style-name="P4">Git/GitHub</text:p>
      <text:p text:style-name="P4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17:23:02.457213737</meta:creation-date>
    <dc:date>2023-11-04T18:08:39.158508457</dc:date>
    <meta:editing-duration>PT4M34S</meta:editing-duration>
    <meta:editing-cycles>1</meta:editing-cycles>
    <meta:document-statistic meta:table-count="0" meta:image-count="0" meta:object-count="0" meta:page-count="1" meta:paragraph-count="29" meta:word-count="288" meta:character-count="1891" meta:non-whitespace-character-count="1630"/>
    <meta:generator>LibreOffice/7.3.7.2$Linux_X86_64 LibreOffice_project/30$Build-2</meta:generator>
  </office:meta>
</office:document-meta>
</file>